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ad03" officeooo:paragraph-rsid="0005ad03"/>
    </style:style>
    <style:style style:name="P2" style:family="paragraph" style:parent-style-name="Standard">
      <style:text-properties officeooo:rsid="0005ad03" officeooo:paragraph-rsid="0005b175"/>
    </style:style>
    <style:style style:name="P3" style:family="paragraph" style:parent-style-name="Standard">
      <style:text-properties officeooo:rsid="0005b175" officeooo:paragraph-rsid="0005b175"/>
    </style:style>
    <style:style style:name="P4" style:family="paragraph" style:parent-style-name="Standard">
      <style:text-properties officeooo:rsid="0005e2c7" officeooo:paragraph-rsid="0005e2c7"/>
    </style:style>
    <style:style style:name="P5" style:family="paragraph" style:parent-style-name="Standard">
      <style:text-properties officeooo:rsid="0005f390" officeooo:paragraph-rsid="0005f390"/>
    </style:style>
    <style:style style:name="T1" style:family="text">
      <style:text-properties officeooo:rsid="0005b1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4.1</text:p>
      <text:p text:style-name="P1"/>
      <text:p text:style-name="P4">function esNumero(numero){</text:p>
      <text:p text:style-name="P4">... var numero_ = numero;</text:p>
      <text:p text:style-name="P4">... function esNumero(){</text:p>
      <text:p text:style-name="P4">..... if(typeof numero_ === 'number'){</text:p>
      <text:p text:style-name="P4">....... return 'Es numero'};</text:p>
      <text:p text:style-name="P4">..... };</text:p>
      <text:p text:style-name="P4">... return{esNumero: esNumero};</text:p>
      <text:p text:style-name="P4">... }</text:p>
      <text:p text:style-name="P4"/>
      <text:p text:style-name="P1">function numeroCaracteres(cadena){</text:p>
      <text:p text:style-name="P1">... var cadena_ = cadena;</text:p>
      <text:p text:style-name="P1">... function contarCaracteres(){</text:p>
      <text:p text:style-name="P1">..... return cadena_.length };</text:p>
      <text:p text:style-name="P1">... return { contarCaracteres: contarCaracteres};</text:p>
      <text:p text:style-name="P1">... }</text:p>
      <text:p text:style-name="P1"/>
      <text:p text:style-name="P1">function cadenaMayusculas(cadena){</text:p>
      <text:p text:style-name="P1">... var cadena_ = cadena;</text:p>
      <text:p text:style-name="P1">... function pasarMayuscula(){</text:p>
      <text:p text:style-name="P1">..... return cadena_.toUpperCase()};</text:p>
      <text:p text:style-name="P1">... return {pasarMayuscula: pasarMayuscula};</text:p>
      <text:p text:style-name="P1">... }</text:p>
      <text:p text:style-name="P1"/>
      <text:p text:style-name="P5">function cadenaInvertida(cadena){</text:p>
      <text:p text:style-name="P5">... var longitud = cadena.length;</text:p>
      <text:p text:style-name="P5">... var cadenaInvertida='';</text:p>
      <text:p text:style-name="P5">... function cadenaInvertida(){</text:p>
      <text:p text:style-name="P5">..... while(longitud&gt;=0){</text:p>
      <text:p text:style-name="P5">....... cadenaInvertida = cadenaInvertida + cadena.charAt(longitud);</text:p>
      <text:p text:style-name="P5">....... longitud--;</text:p>
      <text:p text:style-name="P5">....... };</text:p>
      <text:p text:style-name="P5">..... return cadenaInvertida;</text:p>
      <text:p text:style-name="P5">..... };</text:p>
      <text:p text:style-name="P5">... return {cadenaInvertida: cadenaInvertida};</text:p>
      <text:p text:style-name="P5">...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7S</meta:editing-duration>
    <meta:editing-cycles>3</meta:editing-cycles>
    <meta:generator>LibreOffice/5.3.3.2$Windows_x86 LibreOffice_project/3d9a8b4b4e538a85e0782bd6c2d430bafe583448</meta:generator>
    <dc:date>2017-10-02T17:34:52.577000000</dc:date>
    <meta:document-statistic meta:table-count="0" meta:image-count="0" meta:object-count="0" meta:page-count="1" meta:paragraph-count="33" meta:word-count="105" meta:character-count="881" meta:non-whitespace-character-count="810"/>
    <meta:user-defined meta:name="Info 1"/>
    <meta:user-defined meta:name="Info 2"/>
    <meta:user-defined meta:name="Info 3"/>
    <meta:user-defined meta:name="Info 4"/>
  </office:meta>
</office:document-meta>
</file>